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osis for Agfa Light" svg:font-family="'Bosis for Agfa Light', Tahoma" style:font-family-generic="swiss" style:font-pitch="variable"/>
    <style:font-face style:name="Bosis for Agfa SemiBold" svg:font-family="'Bosis for Agfa SemiBold', Tahom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8875in" fo:margin-left="0.0104in" fo:margin-right="0.4514in" table:align="margins" style:writing-mode="lr-tb"/>
    </style:style>
    <style:style style:name="Table1.A" style:family="table-column">
      <style:table-column-properties style:column-width="1.7549in" style:rel-column-width="16697*"/>
    </style:style>
    <style:style style:name="Table1.B" style:family="table-column">
      <style:table-column-properties style:column-width="2.5701in" style:rel-column-width="24455*"/>
    </style:style>
    <style:style style:name="Table1.C" style:family="table-column">
      <style:table-column-properties style:column-width="2.5625in" style:rel-column-width="2438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" style:family="table">
      <style:table-properties style:width="6.8819in" table:align="left" style:writing-mode="lr-tb"/>
    </style:style>
    <style:style style:name="Table2.A" style:family="table-column">
      <style:table-column-properties style:column-width="6.881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3" style:family="table">
      <style:table-properties style:width="6.8979in" table:align="left" style:writing-mode="lr-tb"/>
    </style:style>
    <style:style style:name="Table3.A" style:family="table-column">
      <style:table-column-properties style:column-width="3.0201in"/>
    </style:style>
    <style:style style:name="Table3.B" style:family="table-column">
      <style:table-column-properties style:column-width="3.877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cccccc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8979in" table:align="left" style:writing-mode="lr-tb"/>
    </style:style>
    <style:style style:name="Table4.A" style:family="table-column">
      <style:table-column-properties style:column-width="2.5597in"/>
    </style:style>
    <style:style style:name="Table4.B" style:family="table-column">
      <style:table-column-properties style:column-width="4.338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5" style:family="table">
      <style:table-properties style:width="6.8979in" table:align="left" style:writing-mode="lr-tb"/>
    </style:style>
    <style:style style:name="Table5.A" style:family="table-column">
      <style:table-column-properties style:column-width="2.375in"/>
    </style:style>
    <style:style style:name="Table5.B" style:family="table-column">
      <style:table-column-properties style:column-width="1.9563in"/>
    </style:style>
    <style:style style:name="Table5.C" style:family="table-column">
      <style:table-column-properties style:column-width="2.566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left="0.0492in" fo:margin-right="0in" fo:text-indent="0in" style:auto-text-indent="false" style:snap-to-layout-grid="false"/>
    </style:style>
    <style:style style:name="P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</style:style>
    <style:style style:name="P5" style:family="paragraph" style:parent-style-name="Standard">
      <style:paragraph-properties fo:margin-left="0in" fo:margin-right="0.2654in" fo:text-indent="0in" style:auto-text-indent="false"/>
    </style:style>
    <style:style style:name="P6" style:family="paragraph" style:parent-style-name="Standard">
      <style:paragraph-properties fo:margin-left="0in" fo:margin-right="0.2654in" fo:text-indent="0in" style:auto-text-indent="false"/>
      <style:text-properties fo:language="en" fo:country="US"/>
    </style:style>
    <style:style style:name="P7" style:family="paragraph" style:parent-style-name="Standard">
      <style:paragraph-properties fo:margin-left="0in" fo:margin-right="0.2654in" fo:text-indent="0in" style:auto-text-indent="false" style:snap-to-layout-grid="false"/>
      <style:text-properties fo:language="en" fo:country="US"/>
    </style:style>
    <style:style style:name="P8" style:family="paragraph" style:parent-style-name="Standard">
      <style:paragraph-properties fo:margin-left="0in" fo:margin-right="0.2654in" fo:text-indent="0in" style:auto-text-indent="false" style:snap-to-layout-grid="false"/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margin-left="0.1252in" fo:margin-right="0.2654in" fo:text-indent="0in" style:auto-text-indent="false" style:snap-to-layout-grid="false"/>
      <style:text-properties fo:language="en" fo:country="US"/>
    </style:style>
    <style:style style:name="P10" style:family="paragraph" style:parent-style-name="Standard">
      <style:paragraph-properties fo:margin-left="0.1252in" fo:margin-right="0.2654in" fo:text-indent="0in" style:auto-text-indent="false" style:snap-to-layout-gri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top="0in" fo:margin-bottom="0.0835in">
        <style:tab-stops>
          <style:tab-stop style:position="2.6583in"/>
        </style:tab-stops>
      </style:paragraph-properties>
      <style:text-properties fo:language="en" fo:country="US" fo:font-weight="bold" style:font-weight-asian="bold"/>
    </style:style>
    <style:style style:name="P12" style:family="paragraph" style:parent-style-name="Standard">
      <style:paragraph-properties fo:margin-left="0.4917in" fo:margin-right="0in" fo:text-indent="0in" style:auto-text-indent="false"/>
      <style:text-properties fo:language="en" fo:country="US"/>
    </style:style>
    <style:style style:name="P13" style:family="paragraph" style:parent-style-name="Text_20_body">
      <style:paragraph-properties fo:background-color="#ffffff">
        <style:background-image/>
      </style:paragraph-properties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language="en" fo:country="US"/>
    </style:style>
    <style:style style:name="P15" style:family="paragraph" style:parent-style-name="Standard">
      <style:paragraph-properties fo:orphans="2" fo:widows="2" style:writing-mode="lr-tb"/>
      <style:text-properties style:use-window-font-color="true" fo:language="fr" fo:country="FR" style:font-name-asian="Times New Roman" style:language-complex="ar" style:country-complex="SA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Standard" style:master-page-name="Standard">
      <style:paragraph-properties style:page-number="auto"/>
      <style:text-properties fo:language="en" fo:country="US"/>
    </style:style>
    <style:style style:name="P18" style:family="paragraph" style:parent-style-name="Standard" style:list-style-name="WW8Num13">
      <style:text-properties fo:language="en" fo:country="US"/>
    </style:style>
    <style:style style:name="P19" style:family="paragraph" style:parent-style-name="Standard" style:list-style-name="L4"/>
    <style:style style:name="P20" style:family="paragraph" style:parent-style-name="Standard" style:list-style-name="L3">
      <style:paragraph-properties fo:orphans="2" fo:widows="2" style:writing-mode="lr-tb"/>
      <style:text-properties style:use-window-font-color="true" fo:language="fr" fo:country="FR" style:font-name-asian="Times New Roman" style:language-complex="ar" style:country-complex="SA"/>
    </style:style>
    <style:style style:name="P21" style:family="paragraph" style:parent-style-name="Standard" style:list-style-name="L9">
      <style:paragraph-properties fo:margin-left="0.9835in" fo:margin-right="0in" fo:text-indent="-0.25in" style:auto-text-indent="false"/>
    </style:style>
    <style:style style:name="P22" style:family="paragraph" style:parent-style-name="Heading_20_2">
      <style:paragraph-properties fo:orphans="2" fo:widows="2" style:writing-mode="lr-tb"/>
      <style:text-properties style:use-window-font-color="true" fo:language="fr" fo:country="FR" style:font-name-asian="Times New Roman" style:language-complex="ar" style:country-complex="SA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 style:list-style-name="L5">
      <style:text-properties fo:language="en" fo:country="US"/>
    </style:style>
    <style:style style:name="P25" style:family="paragraph" style:parent-style-name="Text_20_body" style:list-style-name="L6">
      <style:text-properties fo:language="en" fo:country="US"/>
    </style:style>
    <style:style style:name="P26" style:family="paragraph" style:parent-style-name="Text_20_body" style:list-style-name="L7">
      <style:text-properties fo:language="en" fo:country="US"/>
    </style:style>
    <style:style style:name="P27" style:family="paragraph" style:parent-style-name="Text_20_body" style:list-style-name="L8">
      <style:text-properties fo:language="en" fo:country="US"/>
    </style:style>
    <style:style style:name="P28" style:family="paragraph" style:parent-style-name="Text_20_body" style:list-style-name="L9">
      <style:text-properties fo:language="en" fo:country="US"/>
    </style:style>
    <style:style style:name="P29" style:family="paragraph" style:parent-style-name="Text_20_body" style:list-style-name="L9"/>
    <style:style style:name="P30" style:family="paragraph" style:parent-style-name="Text_20_body" style:list-style-name="L1">
      <style:paragraph-properties fo:background-color="#ffffff">
        <style:background-image/>
      </style:paragraph-properties>
    </style:style>
    <style:style style:name="P31" style:family="paragraph" style:parent-style-name="Text_20_body" style:list-style-name="L2">
      <style:paragraph-properties fo:background-color="#ffffff">
        <style:background-image/>
      </style:paragraph-properties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204a87" fo:font-size="10pt" fo:font-weight="normal"/>
    </style:style>
    <style:style style:name="T3" style:family="text">
      <style:text-properties fo:color="#204a87" fo:font-weight="bold"/>
    </style:style>
    <style:style style:name="T4" style:family="text">
      <style:text-properties fo:color="#cc0000" fo:font-size="10pt" fo:font-weight="normal"/>
    </style:style>
    <style:style style:name="T5" style:family="text">
      <style:text-properties fo:color="#cc0000"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Standard"><text:span text:style-name="Titre_20_zone_20_à_20_saisir"><text:span text:style-name="T1">AUTHOR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Zones_20_à_20_saisir"><text:span text:style-name="T1">Mathieu BAUDIER</text:span></text:span></text:p>
          </table:table-cell>
          <table:table-cell table:style-name="Table1.A1" office:value-type="string">
            <text:p text:style-name="P3"><text:span text:style-name="Zones_20_à_20_saisir"><text:span text:style-name="T1"/></text:span></text:p>
          </table:table-cell>
          <table:table-cell table:style-name="Table1.C1" office:value-type="string">
            <text:p text:style-name="P3"><text:span text:style-name="Zones_20_à_20_saisir"><text:span text:style-name="T1">Argeo SASU</text:span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Zones_20_à_20_saisir"><text:span text:style-name="T1">Bruno SINOU</text:span></text:span></text:p>
          </table:table-cell>
          <table:table-cell table:style-name="Table1.A1" office:value-type="string">
            <text:p text:style-name="P3"><text:span text:style-name="Zones_20_à_20_saisir"><text:span text:style-name="T1"/></text:span></text:p>
          </table:table-cell>
          <table:table-cell table:style-name="Table1.C1" office:value-type="string">
            <text:p text:style-name="P3"><text:span text:style-name="Zones_20_à_20_saisir"><text:span text:style-name="T1">Argeo SASU</text:span></text:span></text:p>
          </table:table-cell>
        </table:table-row>
      </table:table>
      <text:p text:style-name="Standard"><text:span text:style-name="Titre_20_zone_20_à_20_saisir"><text:span text:style-name="T1"/></text:span></text:p>
      <text:p text:style-name="Standard"><text:span text:style-name="Titre_20_zone_20_à_20_saisir"><text:span text:style-name="T1">REFERENCE OF THE DOCUMENT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file-name text:display="name-and-extension">Connect_GPS_DesignDocument_V0.1_110429.odt</text:file-name></text:p>
          </table:table-cell>
        </table:table-row>
      </table:table>
      <text:p text:style-name="P6"/>
      <text:p text:style-name="P6">ATTACHMENTS 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ame</text:p>
          </table:table-cell>
          <table:table-cell table:style-name="Table3.B1" office:value-type="string">
            <text:p text:style-name="P10">LAST UPDATE</text:p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9"/>
          </table:table-cell>
        </table:table-row>
      </table:table>
      <text:p text:style-name="P5"/>
      <text:p text:style-name="P11"/>
      <text:p text:style-name="Standard"><text:span text:style-name="Titre_20_zone_20_à_20_saisir"><text:span text:style-name="T1">CREATION DATE </text:span></text:span><text:span text:style-name="Titre_20_zone_20_à_20_saisir"><text:span text:style-name="T1"><text:tab/><text:tab/><text:tab/> <text:s/>LAST UPDATE</text:span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04/29/2011</text:p>
          </table:table-cell>
          <table:table-cell table:style-name="Table4.B1" office:value-type="string">
            <text:p text:style-name="P7">04/29/2011</text:p>
          </table:table-cell>
        </table:table-row>
      </table:table>
      <text:p text:style-name="P1"/>
      <text:p text:style-name="P1"/>
      <text:p text:style-name="Standard"><text:span text:style-name="Titre_20_zone_20_à_20_saisir"><text:span text:style-name="T1">AUDIENCE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Zones_20_à_20_saisir"><text:span text:style-name="T1">Daniel Belaso ROGERS</text:span></text:span></text:p>
          </table:table-cell>
          <table:table-cell table:style-name="Table5.A1" office:value-type="string">
            <text:p text:style-name="P3"><text:span text:style-name="Zones_20_à_20_saisir"><text:span text:style-name="T1"/></text:span></text:p>
          </table:table-cell>
          <table:table-cell table:style-name="Table5.C1" office:value-type="string">
            <text:p text:style-name="P4"><text:span text:style-name="Zones_20_à_20_saisir"><text:span text:style-name="T1">Plan B </text:span></text:span></text:p>
          </table:table-cell>
        </table:table-row>
      </table:table>
      <text:p text:style-name="Standard"><text:span text:style-name="Zones_20_à_20_saisir"><text:span text:style-name="T1"/></text:span></text:p>
      <text:p text:style-name="P1"/>
      <text:p text:style-name="P2">SUMMARY:</text:p>
      <text:p text:style-name="P1">The following document exposes the concrete design of Connect GPS application that is developed by ARGEO SASU.</text:p>
      <text:p text:style-name="P1"/>
      <text:p text:style-name="P1"/>
      <text:h text:style-name="P33" text:outline-level="1">General architecture:</text:h>
      <text:p text:style-name="P1">The entire application relies on opensource software under Apache GPL Licence that are part of Argeo distribution.</text:p>
      <text:p text:style-name="P1"/>
      <text:list xml:id="list58524862" text:style-name="WW8Num13">
        <text:list-item>
          <text:p text:style-name="P18">DATA ACCESS :</text:p>
        </text:list-item>
      </text:list>
      <text:p text:style-name="P12">JackRabbit JCR implementation that relies on a PostgreSQL Server</text:p>
      <text:p text:style-name="P12">PostGis database on a PostgreSQL Server</text:p>
      <text:p text:style-name="P1"/>
      <text:list xml:id="list714740309" text:continue-numbering="true" text:style-name="WW8Num13">
        <text:list-item>
          <text:p text:style-name="P18">FRAMEWORK AND RUNTIME: </text:p>
        </text:list-item>
      </text:list>
      <text:p text:style-name="P12">OSGi Equinoxe with Spring Framework version 2.5.1</text:p>
      <text:p text:style-name="P1"/>
      <text:list xml:id="list1262792857" text:continue-numbering="true" text:style-name="WW8Num13">
        <text:list-item>
          <text:p text:style-name="P18">USER INTERFACE:</text:p>
        </text:list-item>
      </text:list>
      <text:p text:style-name="P12">Rich Client Protocol (RCP) for end user and administration</text:p>
      <text:p text:style-name="P1"/>
      <text:list xml:id="list75019615" text:continue-numbering="true" text:style-name="WW8Num13">
        <text:list-item>
          <text:p text:style-name="P18">USER MANGEMENT:</text:p>
        </text:list-item>
      </text:list>
      <text:p text:style-name="P12">Argeo utils based on Java Security and LDAP</text:p>
      <text:h text:style-name="P32" text:outline-level="1">Use case</text:h>
      <text:h text:style-name="Heading_20_2" text:outline-level="2">Upload files</text:h>
      <text:p text:style-name="Standard">GPX Files are uploaded in the (local ??) repositority using commons' 'import folder'</text:p>
      <text:h text:style-name="P22" text:outline-level="2">Import file</text:h>
      <text:p text:style-name="Text_20_body">Gpx files are then loaded to the (local / remote ??) PostgreSql / PostGIS database using the import GPX file wizard.</text:p>
      <text:p text:style-name="Text_20_body">Before processing end user must :</text:p>
      <text:list xml:id="list603448839" text:style-name="L1">
        <text:list-item>
          <text:p text:style-name="P30">Fill in the sensor name </text:p>
        </text:list-item>
        <text:list-item>
          <text:p text:style-name="P30">Choose which file must be processed.</text:p>
        </text:list-item>
      </text:list>
      <text:p text:style-name="P13">While processing, following metadata are computed from original gps points:</text:p>
      <text:list xml:id="list1270535228" text:style-name="L2">
        <text:list-item>
          <text:p text:style-name="P31">speed</text:p>
        </text:list-item>
        <text:list-item>
          <text:p text:style-name="P31">acceleration</text:p>
        </text:list-item>
        <text:list-item>
          <text:p text:style-name="P31">radial speed</text:p>
        </text:list-item>
      </text:list>
      <text:p text:style-name="P13">These meta data are stored in temporary persistence management system</text:p>
      <text:h text:style-name="P22" text:outline-level="2">Clean data</text:h>
      <text:p text:style-name="P15">The main idea is to remove some of the useless points from the imported GPX data. Here are the main rules that must be respected :</text:p>
      <text:list xml:id="list1321041607" text:style-name="L3">
        <text:list-item>
          <text:p text:style-name="P20">No data is lost during this process :</text:p>
          <text:list>
            <text:list-item>
              <text:p text:style-name="P20">'valid' data are copied in a new DB</text:p>
            </text:list-item>
            <text:list-item>
              <text:p text:style-name="P20">parameter used must be persisted</text:p>
            </text:list-item>
          </text:list>
        </text:list-item>
        <text:list-item>
          <text:p text:style-name="P20">Abberations are extracted based on out-of-range values for the following measures :</text:p>
          <text:list>
            <text:list-item>
              <text:p text:style-name="P20">speed </text:p>
            </text:list-item>
            <text:list-item>
              <text:p text:style-name="P20">acceleration</text:p>
            </text:list-item>
            <text:list-item>
              <text:p text:style-name="P20">radial speed</text:p>
            </text:list-item>
          </text:list>
        </text:list-item>
        <text:list-item>
          <text:p text:style-name="P20">End user must be enabled to pre-review some of the data on a map before launching the effective process</text:p>
        </text:list-item>
        <text:list-item>
          <text:p text:style-name="P20">Aim is to be able to store and re-use set of parameters later on.</text:p>
        </text:list-item>
      </text:list>
      <text:p text:style-name="P15"/>
      <text:h text:style-name="Heading_20_3" text:outline-level="3">First step : implementation of a single clean process with no saving / recovering option</text:h>
      <text:p text:style-name="Standard">We describe here the clean process editors, defining the use-case on a step by step basis.</text:p>
      <text:p text:style-name="Standard"/>
      <text:h text:style-name="Heading_20_4" text:outline-level="4">Define parameters <text:s/></text:h>
      <text:p text:style-name="Standard">Once gpx files have been loaded to the database and usefull metadata computed; end user can open an editor to define parameters for the cleaning process and launch it.</text:p>
      <text:p text:style-name="Standard">These parameters are minimum and maximum acceptable values for :</text:p>
      <text:list xml:id="list449807095" text:style-name="L4">
        <text:list-item>
          <text:p text:style-name="P19">Speed</text:p>
        </text:list-item>
        <text:list-item>
          <text:p text:style-name="P19"><text:soft-page-break/>Acceleration</text:p>
        </text:list-item>
        <text:list-item>
          <text:p text:style-name="P19">Radial Acceleration</text:p>
        </text:list-item>
      </text:list>
      <text:p text:style-name="Standard"/>
      <text:p text:style-name="Standard"/>
      <text:p text:style-name="Standard">These parameters are set with either a slider or a free text field.</text:p>
      <text:p text:style-name="Standard">Computation is NOT made in real time while the end user defines the different parameters but rather when called by the user clicking on a « pre-visualize » button.</text:p>
      <text:h text:style-name="Heading_20_4" text:outline-level="4">Pre-Review Results</text:h>
      <text:p text:style-name="Standard">The user can then review some of the results that are relevent to validate chosen parameters.</text:p>
      <text:p text:style-name="Standard"/>
      <text:p text:style-name="Standard">TODO : define a way to elect relevant results to review</text:p>
      <text:p text:style-name="Standard">TODO : define a way to review them</text:p>
      <text:p text:style-name="Standard"/>
      <text:p text:style-name="Standard">If end user is satisfied with the results, he can click on « terminate » to go-on with the process, otherwise, he can modify the parameters. </text:p>
      <text:h text:style-name="Heading_20_4" text:outline-level="4">Insert some more meta data before launching the effective process <text:s text:c="2"/></text:h>
      <text:p text:style-name="P14">Before terminating the process some meta data can be filled out by end user like :</text:p>
      <text:list xml:id="list1302866188" text:style-name="L5">
        <text:list-item>
          <text:p text:style-name="P24">A comment</text:p>
        </text:list-item>
        <text:list-item>
          <text:p text:style-name="P24">A name for the set of parameters used</text:p>
        </text:list-item>
        <text:list-item>
          <text:p text:style-name="P24">...</text:p>
        </text:list-item>
      </text:list>
      <text:p text:style-name="P16">Some more metadata are automatically added:</text:p>
      <text:list xml:id="list2061118682" text:style-name="L6">
        <text:list-item>
          <text:p text:style-name="P25">name of <text:s/>the user triggering the process</text:p>
        </text:list-item>
        <text:list-item>
          <text:p text:style-name="P25">date of the process</text:p>
        </text:list-item>
        <text:list-item>
          <text:p text:style-name="P25">a process ID, to be able to remove all points resulting from a given processing later on. </text:p>
        </text:list-item>
      </text:list>
      <text:p text:style-name="P16">This data are filled out in a pop-up dialog. <text:s/>Then, clicking on :</text:p>
      <text:list xml:id="list1223155192" text:style-name="L7">
        <text:list-item>
          <text:p text:style-name="P26">OK : the processing is launched</text:p>
        </text:list-item>
        <text:list-item>
          <text:p text:style-name="P26">CANCEL : processing is aborted and focus is given back to the current editor.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osis for Agfa Light" svg:font-family="'Bosis for Agfa Light', Tahoma" style:font-family-generic="swiss" style:font-pitch="variable"/>
    <style:font-face style:name="Bosis for Agfa SemiBold" svg:font-family="'Bosis for Agfa SemiBold', Tahom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835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weight="bold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Zones_20_à_20_saisir" style:display-name="Zones à saisir" style:family="text" style:parent-style-name="Default_20_Paragraph_20_Font">
      <style:text-properties style:font-name="Bosis for Agfa Light" fo:font-size="12pt" fo:language="fr" fo:country="FR" style:font-size-asian="12pt" style:font-size-complex="10pt"/>
    </style:style>
    <style:style style:name="Titre_20_zone_20_à_20_saisir" style:display-name="Titre zone à saisir" style:family="text" style:parent-style-name="Default_20_Paragraph_20_Font">
      <style:text-properties style:font-name="Bosis for Agfa Semi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3937in" fo:text-indent="-0.45in" fo:margin-left="0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14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0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0.7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0.85in" fo:margin-left="2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118in" fo:text-indent="-0.7618in" fo:margin-left="0.5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14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0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0.7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0.85in" fo:margin-left="2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0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0.7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0.85in" fo:margin-left="2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9839in" fo:margin-left="0.5783in" fo:margin-right="0.34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ARGEO SASU – CONNECT GPS PROJECT – DESIGN DOCUMENT – V 0.1 DRAFT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UTHORS</dc:title>
    <meta:initial-creator>Bruno Sinou</meta:initial-creator>
    <meta:creation-date>2011-01-17T13:59:00</meta:creation-date>
    <dc:creator>Bruno Sinou</dc:creator>
    <dc:date>2011-05-03T17:57:08</dc:date>
    <meta:editing-cycles>9</meta:editing-cycles>
    <meta:editing-duration>PT10H22M28S</meta:editing-duration>
    <meta:generator>OpenOffice.org/3.1$Unix OpenOffice.org_project/310m19$Build-9420</meta:generator>
    <meta:document-statistic meta:table-count="5" meta:image-count="0" meta:object-count="0" meta:page-count="4" meta:paragraph-count="81" meta:word-count="631" meta:character-count="3564"/>
  </office:meta>
</office:document-meta>
</file>